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7b52" officeooo:paragraph-rsid="00187b52"/>
    </style:style>
    <style:style style:name="P2" style:family="paragraph" style:parent-style-name="Standard">
      <style:text-properties fo:font-size="15pt" officeooo:rsid="00187b52" officeooo:paragraph-rsid="00187b52" style:font-size-asian="15pt" style:font-size-complex="15pt"/>
    </style:style>
    <style:style style:name="P3" style:family="paragraph" style:parent-style-name="Standard">
      <style:text-properties fo:font-size="15pt" officeooo:rsid="00198e60" officeooo:paragraph-rsid="00198e60" style:font-size-asian="15pt" style:language-asian="zh" style:country-asian="CN" style:font-size-complex="15pt"/>
    </style:style>
    <style:style style:name="P4" style:family="paragraph" style:parent-style-name="Standard">
      <style:text-properties fo:font-size="15pt" fo:font-weight="bold" officeooo:rsid="00198e60" officeooo:paragraph-rsid="00198e60" style:font-size-asian="15pt" style:language-asian="zh" style:country-asian="CN" style:font-weight-asian="bold" style:font-size-complex="15pt" style:font-weight-complex="bold"/>
    </style:style>
    <style:style style:name="P5" style:family="paragraph" style:parent-style-name="Standard">
      <style:text-properties fo:font-size="15pt" officeooo:rsid="00198e60" officeooo:paragraph-rsid="00198e60" style:font-size-asian="15pt" style:language-asian="zh" style:country-asian="CN" style:font-size-complex="15pt"/>
    </style:style>
    <style:style style:name="P6" style:family="paragraph" style:parent-style-name="Standard">
      <style:text-properties fo:font-size="15pt" officeooo:rsid="001b541f" officeooo:paragraph-rsid="001b541f" style:font-size-asian="15pt" style:language-asian="zh" style:country-asian="CN" style:font-size-complex="15pt"/>
    </style:style>
    <style:style style:name="P7" style:family="paragraph" style:parent-style-name="Preformatted_20_Text">
      <style:text-properties fo:color="#a9b7c6" style:font-name="Courier New" fo:font-size="12pt" fo:font-weight="bold" officeooo:rsid="001b541f" officeooo:paragraph-rsid="001b541f" style:font-size-asian="15pt" style:language-asian="zh" style:country-asian="CN" style:font-weight-asian="bold" style:font-size-complex="15pt" style:font-weight-complex="bold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weight="bold" style:font-weight-asian="bold" style:font-weight-complex="bold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fo:font-size="12pt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7832"/>
    </style:style>
    <style:style style:name="T4" style:family="text">
      <style:text-properties fo:color="#cc7832" style:font-name="Courier New" fo:font-size="12pt"/>
    </style:style>
    <style:style style:name="T5" style:family="text">
      <style:text-properties fo:color="#ffc66d"/>
    </style:style>
    <style:style style:name="T6" style:family="text">
      <style:text-properties style:font-name="Courier New" fo:font-size="12pt"/>
    </style:style>
    <style:style style:name="T7" style:family="text">
      <style:text-properties style:font-name="Courier New" fo:font-size="12pt" fo:font-style="italic"/>
    </style:style>
    <style:style style:name="T8" style:family="text">
      <style:text-properties fo:color="#6897bb" style:font-name="Courier New" fo:font-size="12pt"/>
    </style:style>
    <style:style style:name="T9" style:family="text">
      <style:text-properties fo:color="#6a8759" style:font-name="Courier New" fo:font-size="12pt"/>
    </style:style>
    <style:style style:name="T10" style:family="text">
      <style:text-properties fo:color="#9876aa" style:font-name="Courier New" fo:font-size="12pt" fo:font-style="italic"/>
    </style:style>
    <style:style style:name="T11" style:family="text">
      <style:text-properties fo:color="#808080"/>
    </style:style>
    <style:style style:name="T12" style:family="text">
      <style:text-properties fo:color="#808080" style:font-name="Courier New" fo:font-size="12pt"/>
    </style:style>
    <style:style style:name="T13" style:family="text">
      <style:text-properties fo:color="#808080" style:font-name-asian="Courier New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File file=new File("D:/eclipse/puke");</text:span></text:p>
      <text:p text:style-name="P2"><text:s text:c="6"/>printwen(file);</text:p>
      <text:p text:style-name="P2"><text:tab/>}</text:p>
      <text:p text:style-name="P2"><text:tab/><text:span text:style-name="T2">//遍历文件夹下的所有文件</text:span></text:p>
      <text:p text:style-name="P2"><text:s text:c="3"/>public static void printwen(File file){</text:p>
      <text:p text:style-name="P2"><text:tab/> <text:s text:c="2"/>//判断文件是否是文件夹</text:p>
      <text:p text:style-name="P2"><text:tab/> <text:s text:c="2"/>if(!file.isDirectory()){</text:p>
      <text:p text:style-name="P2"><text:tab/><text:tab/> <text:s text:c="2"/>return;</text:p>
      <text:p text:style-name="P2"><text:tab/> <text:s text:c="2"/>}//判断文件是否存在</text:p>
      <text:p text:style-name="P2"><text:tab/> <text:s text:c="2"/>if(!file.exists()){</text:p>
      <text:p text:style-name="P2"><text:tab/><text:tab/> <text:s text:c="2"/>return;</text:p>
      <text:p text:style-name="P2"><text:tab/> <text:s text:c="2"/>}</text:p>
      <text:p text:style-name="P2"><text:tab/> <text:s text:c="2"/>level++;</text:p>
      <text:p text:style-name="P2"><text:tab/> <text:s text:c="2"/>//遍历文件夹内部的文件</text:p>
      <text:p text:style-name="P2"><text:tab/> <text:s text:c="2"/>File[] files=file.listFiles();</text:p>
      <text:p text:style-name="P2"><text:tab/> <text:s text:c="2"/>for(File fe:files){</text:p>
      <text:p text:style-name="P2"><text:tab/><text:tab/> <text:s text:c="2"/>//用for循环来区分文件的级别</text:p>
      <text:p text:style-name="P2"><text:tab/><text:tab/> <text:s text:c="2"/>for(int i=0;i&lt;=level;i++){</text:p>
      <text:p text:style-name="P2"><text:tab/><text:tab/><text:tab/> <text:s text:c="2"/>System.out.print("\t");</text:p>
      <text:p text:style-name="P2"><text:tab/><text:tab/> <text:s text:c="2"/>}</text:p>
      <text:p text:style-name="P2"><text:tab/><text:tab/> <text:s text:c="2"/>String name=fe.getName();</text:p>
      <text:p text:style-name="P2"><text:tab/><text:tab/> <text:s text:c="2"/>System.out.println(name);</text:p>
      <text:p text:style-name="P2"><text:tab/><text:tab/> <text:s text:c="2"/>if(fe.isDirectory()){//判断如果还是目录就继续遍历</text:p>
      <text:p text:style-name="P2"><text:tab/><text:tab/><text:tab/> <text:s text:c="2"/>//递归调用</text:p>
      <text:p text:style-name="P2"><text:tab/><text:tab/><text:tab/> <text:s text:c="2"/>printwen(fe);</text:p>
      <text:p text:style-name="P2"><text:tab/><text:tab/> <text:s text:c="2"/>}</text:p>
      <text:p text:style-name="P2"><text:tab/> <text:s text:c="2"/>}</text:p>
      <text:p text:style-name="P2"><text:tab/> <text:s text:c="2"/>level--; </text:p>
      <text:p text:style-name="P2"><text:s text:c="3"/>}</text:p>
      <text:p text:style-name="P2"/>
      <text:p text:style-name="P2"/>
      <text:p text:style-name="P4">文件夹内的所有文件的删除</text:p>
      <text:p text:style-name="P3">/遍历文件夹下的所有文件</text:p>
      <text:p text:style-name="P3"><text:s text:c="3"/>public static void delete(File file){</text:p>
      <text:p text:style-name="P3"><text:tab/> <text:s text:c="2"/>//判断文件是否是文件夹</text:p>
      <text:p text:style-name="P3"><text:tab/> <text:s text:c="2"/>if(!file.isDirectory()){</text:p>
      <text:p text:style-name="P3"><text:tab/><text:tab/> <text:s text:c="2"/>return;</text:p>
      <text:p text:style-name="P3"><text:tab/> <text:s text:c="2"/>}//判断文件是否存在</text:p>
      <text:p text:style-name="P3"><text:tab/> <text:s text:c="2"/>if(!file.exists()){</text:p>
      <text:p text:style-name="P3"><text:tab/><text:tab/> <text:s text:c="2"/>return;</text:p>
      <text:p text:style-name="P3"><text:tab/> <text:s text:c="2"/>}</text:p>
      <text:p text:style-name="P3"><text:tab/> <text:s text:c="2"/></text:p>
      <text:p text:style-name="P3"><text:soft-page-break/><text:tab/> <text:s text:c="2"/>//遍历文件夹内部的文件</text:p>
      <text:p text:style-name="P3"><text:tab/> <text:s text:c="2"/>File[] files=file.listFiles();</text:p>
      <text:p text:style-name="P3"><text:tab/> <text:s text:c="2"/>for(File fe:files){</text:p>
      <text:p text:style-name="P3"><text:tab/><text:tab/> <text:s text:c="2"/>//如果是文件就删除</text:p>
      <text:p text:style-name="P3"><text:tab/><text:tab/>if(fe.isFile()){</text:p>
      <text:p text:style-name="P3"><text:tab/><text:tab/><text:tab/>fe.delete();</text:p>
      <text:p text:style-name="P3"><text:tab/><text:tab/><text:tab/>//如果是文件夹就继续遍历</text:p>
      <text:p text:style-name="P3"><text:tab/><text:tab/>}else {</text:p>
      <text:p text:style-name="P3"><text:tab/><text:tab/><text:tab/>delete(fe);</text:p>
      <text:p text:style-name="P3"><text:tab/><text:tab/>}</text:p>
      <text:p text:style-name="P3"/>
      <text:p text:style-name="P3"/>
      <text:p text:style-name="P6">文件以某个后缀结尾数量的统计</text:p>
      <text:p text:style-name="P7"><text:span text:style-name="T3">public static <text:s/>int </text:span><text:span text:style-name="T5">readFilejava</text:span>(File file){</text:p>
      <text:p text:style-name="P8"><text:s text:c="4"/><text:span text:style-name="T4">int </text:span><text:span text:style-name="T6">count=</text:span><text:span text:style-name="T8">0</text:span><text:span text:style-name="T4">;</text:span></text:p>
      <text:p text:style-name="P8"><text:span text:style-name="T3"><text:s text:c="4"/></text:span><text:span text:style-name="T6">File[] files = file.listFiles()</text:span><text:span text:style-name="T4">;</text:span></text:p>
      <text:p text:style-name="P8"><text:span text:style-name="T3"><text:s text:c="4"/></text:span><text:span text:style-name="T4">for </text:span><text:span text:style-name="T6">(File dir:files){</text:span></text:p>
      <text:p text:style-name="P8"><text:s text:c="8"/><text:span text:style-name="T4">if</text:span><text:span text:style-name="T6">(dir!=</text:span><text:span text:style-name="T4">null</text:span><text:span text:style-name="T6">){</text:span></text:p>
      <text:p text:style-name="P8"><text:s text:c="12"/><text:span text:style-name="T6">String filename = dir.getName()</text:span><text:span text:style-name="T4">;</text:span></text:p>
      <text:p text:style-name="P8"><text:span text:style-name="T3"><text:s text:c="12"/></text:span><text:span text:style-name="T4">if</text:span><text:span text:style-name="T6">(dir.isFile()&amp;&amp;filename.endsWith(</text:span><text:span text:style-name="T9">".java"</text:span><text:span text:style-name="T6">)){</text:span></text:p>
      <text:p text:style-name="P8"><text:s text:c="20"/><text:span text:style-name="T6">count++</text:span><text:span text:style-name="T4">;</text:span></text:p>
      <text:p text:style-name="P8"><text:span text:style-name="T3"><text:s text:c="16"/></text:span><text:span text:style-name="T6">System.</text:span><text:span text:style-name="T10">out</text:span><text:span text:style-name="T6">.println(filename)</text:span><text:span text:style-name="T4">;</text:span></text:p>
      <text:p text:style-name="P8"><text:span text:style-name="T3"><text:s text:c="12"/></text:span><text:span text:style-name="T6">}</text:span><text:span text:style-name="T4">else if</text:span><text:span text:style-name="T6">(dir.isDirectory()){</text:span></text:p>
      <text:p text:style-name="P8"><text:s text:c="14"/><text:span text:style-name="T12">//</text:span><text:span text:style-name="T13">递归调用要把原有的加上现有的</text:span></text:p>
      <text:p text:style-name="P8"><text:span text:style-name="T11"><text:s text:c="16"/></text:span><text:span text:style-name="T6">count =count+</text:span><text:span text:style-name="T7">readFilejava</text:span><text:span text:style-name="T6">(dir)</text:span><text:span text:style-name="T4">;</text:span></text:p>
      <text:p text:style-name="P8"><text:span text:style-name="T3"><text:s text:c="12"/></text:span><text:span text:style-name="T6">}</text:span></text:p>
      <text:p text:style-name="P8"><text:s text:c="8"/><text:span text:style-name="T6">}</text:span></text:p>
      <text:p text:style-name="P8"><text:s text:c="4"/><text:span text:style-name="T6">}</text:span></text:p>
      <text:p text:style-name="P8"><text:s text:c="7"/><text:span text:style-name="T4">return </text:span><text:span text:style-name="T6">count</text:span><text:span text:style-name="T4">;</text:span></text:p>
      <text:p text:style-name="P9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M50S</meta:editing-duration>
    <meta:editing-cycles>5</meta:editing-cycles>
    <meta:generator>LibreOffice/5.3.0.3$Windows_X86_64 LibreOffice_project/7074905676c47b82bbcfbea1aeefc84afe1c50e1</meta:generator>
    <dc:date>2018-09-03T22:03:50.774000000</dc:date>
    <meta:document-statistic meta:table-count="0" meta:image-count="0" meta:object-count="0" meta:page-count="2" meta:paragraph-count="68" meta:word-count="265" meta:character-count="1398" meta:non-whitespace-character-count="1019"/>
    <meta:user-defined meta:name="Info 1"/>
    <meta:user-defined meta:name="Info 2"/>
    <meta:user-defined meta:name="Info 3"/>
    <meta:user-defined meta:name="Info 4"/>
  </office:meta>
</office:document-meta>
</file>